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20.186cm" fo:min-width="32.736cm" fo:padding-top="1.007cm" fo:padding-bottom="1.007cm" fo:padding-left="1.132cm" fo:padding-right="1.132cm"/>
    </style:style>
    <style:style style:name="gr2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9.907cm" draw:shadow="hidden"/>
      <style:paragraph-properties style:writing-mode="lr-tb"/>
    </style:style>
    <style:style style:name="gr6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886cm" fo:min-width="56.236cm" fo:padding-top="1.007cm" fo:padding-bottom="1.007cm" fo:padding-left="1.132cm" fo:padding-right="1.132cm"/>
    </style:style>
    <style:style style:name="gr7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3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cm" svg:height="22.2cm" svg:x="5cm" svg:y="2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6cm" svg:height="6.5cm" svg:x="45.8cm" svg:y="76.75cm">
          <draw:text-box>
            <text:p><text:span text:style-name="T1">245 cm</text:span></text:p>
          </draw:text-box>
        </draw:frame>
        <draw:frame draw:style-name="gr3" draw:text-style-name="P2" draw:layer="layout" svg:width="13.275cm" svg:height="7.821cm" svg:x="12.5cm" svg:y="23cm">
          <draw:text-box>
            <text:p><text:span text:style-name="T1">350 cm</text:span></text:p>
          </draw:text-box>
        </draw:frame>
        <draw:custom-shape draw:style-name="gr4" draw:text-style-name="P4" draw:layer="layout" svg:width="6cm" svg:height="10.181cm" svg:x="116.1cm" svg:y="86.319cm">
          <text:p text:style-name="P3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6cm" svg:height="7.821cm" svg:x="100.5cm" svg:y="38.429cm">
          <draw:text-box>
            <text:p><text:span text:style-name="T1">699 cm</text:span></text:p>
          </draw:text-box>
        </draw:frame>
        <draw:frame draw:style-name="gr5" draw:text-style-name="P5" draw:layer="layout" svg:width="32.75cm" svg:height="20.157cm" svg:x="8.5cm" svg:y="29.093cm">
          <draw:text-box>
            <text:p><text:span text:style-name="T3">350 x</text:span></text:p>
            <text:p><text:span text:style-name="T3">222 cm</text:span></text:p>
          </draw:text-box>
        </draw:frame>
        <draw:custom-shape draw:style-name="gr6" draw:text-style-name="P1" draw:layer="layout" svg:width="58.5cm" svg:height="69.9cm" svg:x="40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40cm" svg:y1="50.3cm" svg:x2="40cm" svg:y2="28.1cm">
          <text:p/>
        </draw:line>
        <draw:frame draw:style-name="gr5" draw:text-style-name="P5" draw:layer="layout" svg:width="32.75cm" svg:height="20.157cm" svg:x="55.25cm" svg:y="29.5cm">
          <draw:text-box>
            <text:p><text:span text:style-name="T3">585 x</text:span></text:p>
            <text:p><text:span text:style-name="T3">699 cm</text:span></text:p>
          </draw:text-box>
        </draw:frame>
        <draw:frame draw:style-name="gr3" draw:text-style-name="P2" draw:layer="layout" svg:width="16cm" svg:height="7.821cm" svg:x="58.6cm" svg:y="6.579cm">
          <draw:text-box>
            <text:p><text:span text:style-name="T1">585 cm</text:span></text:p>
          </draw:text-box>
        </draw:frame>
        <draw:line draw:style-name="gr7" draw:text-style-name="P6" draw:layer="layout" svg:x1="40cm" svg:y1="74.9cm" svg:x2="64.5cm" svg:y2="74.9cm">
          <text:p/>
        </draw:line>
        <draw:frame draw:style-name="gr2" draw:text-style-name="P2" draw:layer="layout" svg:width="16cm" svg:height="6.5cm" svg:x="75.1cm" svg:y="76.75cm">
          <draw:text-box>
            <text:p><text:span text:style-name="T1">340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5cm" fo:page-height="1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8:17:05.873000000</dc:date>
    <meta:editing-duration>PT2H16M29S</meta:editing-duration>
    <meta:editing-cycles>86</meta:editing-cycles>
    <meta:generator>LibreOffice/7.0.4.2$Windows_X86_64 LibreOffice_project/dcf040e67528d9187c66b2379df5ea4407429775</meta:generator>
    <meta:document-statistic meta:object-count="12"/>
  </office:meta>
</office:document-meta>
</file>